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Mono" svg:font-family="'Fira Mono', 'Andale Mono', Consolas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6264" officeooo:paragraph-rsid="00086264"/>
    </style:style>
    <style:style style:name="P2" style:family="paragraph" style:parent-style-name="Standard" style:list-style-name="L1">
      <style:text-properties officeooo:rsid="00086264" officeooo:paragraph-rsid="00086264"/>
    </style:style>
    <style:style style:name="P3" style:family="paragraph" style:parent-style-name="Standard" style:list-style-name="L1">
      <style:text-properties fo:font-variant="normal" fo:text-transform="none" style:font-name="Fira Mono" fo:font-size="10.5pt" fo:letter-spacing="normal" fo:font-style="normal" fo:font-weight="normal" officeooo:rsid="00086264" officeooo:paragraph-rsid="00086264"/>
    </style:style>
    <style:style style:name="T1" style:family="text">
      <style:text-properties officeooo:rsid="000caa47"/>
    </style:style>
    <style:style style:name="T2" style:family="text">
      <style:text-properties officeooo:rsid="000cdd3f"/>
    </style:style>
    <style:style style:name="T3" style:family="text">
      <style:text-properties officeooo:rsid="000d24eb"/>
    </style:style>
    <text:list-style style:name="L1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npm create <text:a xlink:type="simple" xlink:href="mailto:vite@latest" text:style-name="Internet_20_link" text:visited-style-name="Visited_20_Internet_20_Link">vite@latest</text:a></text:p>
      <text:p text:style-name="P1">2. cd …..</text:p>
      <text:p text:style-name="P1">3. npm install</text:p>
      <text:p text:style-name="P1">4. npm run dev</text:p>
      <text:p text:style-name="P1"/>
      <text:p text:style-name="P1"/>
      <text:list xml:id="list1282900530" text:style-name="L1">
        <text:list-item>
          <text:p text:style-name="P2">npm install @mui/material @emotion/react @emotion/styled</text:p>
        </text:list-item>
        <text:list-item>
          <text:p text:style-name="P2">npm install @fontsource/roboto</text:p>
        </text:list-item>
        <text:list-item>
          <text:p text:style-name="P2">npm install @mui/icons-material</text:p>
        </text:list-item>
        <text:list-item>
          <text:p text:style-name="P2">npm install react-hook-form</text:p>
        </text:list-item>
        <text:list-item>
          <text:p text:style-name="P3">npm <text:span text:style-name="T1">i </text:span>react-router-dom</text:p>
        </text:list-item>
        <text:list-item>
          <text:p text:style-name="P3">npm <text:span text:style-name="T1">i</text:span> axios</text:p>
        </text:list-item>
        <text:list-item>
          <text:p text:style-name="P3">npm <text:span text:style-name="T2">i</text:span> yup</text:p>
        </text:list-item>
        <text:list-item>
          <text:p text:style-name="P3">npm <text:span text:style-name="T3">i</text:span> @hookform/resolver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Mono" svg:font-family="'Fira Mono', 'Andale Mono', Consolas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0:16:20.417815093</meta:creation-date>
    <dc:date>2023-09-23T15:17:56.694898268</dc:date>
    <meta:editing-duration>PT7H11M26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48" meta:character-count="281" meta:non-whitespace-character-count="253"/>
  </office:meta>
</office:document-meta>
</file>